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8.742cm"/>
    </style:style>
    <style:style style:name="co3" style:family="table-column">
      <style:table-column-properties fo:break-before="auto" style:column-width="6.553cm"/>
    </style:style>
    <style:style style:name="co4" style:family="table-column">
      <style:table-column-properties fo:break-before="auto" style:column-width="8.978cm"/>
    </style:style>
    <style:style style:name="co5" style:family="table-column">
      <style:table-column-properties fo:break-before="auto" style:column-width="31.909cm"/>
    </style:style>
    <style:style style:name="co6" style:family="table-column">
      <style:table-column-properties fo:break-before="auto" style:column-width="2.484cm"/>
    </style:style>
    <style:style style:name="co7" style:family="table-column">
      <style:table-column-properties fo:break-before="auto" style:column-width="2.656cm"/>
    </style:style>
    <style:style style:name="ro1" style:family="table-row">
      <style:table-row-properties style:row-height="0.556cm" fo:break-before="auto" style:use-optimal-row-height="false"/>
    </style:style>
    <style:style style:name="ro2" style:family="table-row">
      <style:table-row-properties style:row-height="0.947cm" fo:break-before="auto" style:use-optimal-row-height="false"/>
    </style:style>
    <style:style style:name="ro3" style:family="table-row">
      <style:table-row-properties style:row-height="2.344cm" fo:break-before="auto" style:use-optimal-row-height="false"/>
    </style:style>
    <style:style style:name="ro4" style:family="table-row">
      <style:table-row-properties style:row-height="1.842cm" fo:break-before="auto" style:use-optimal-row-height="false"/>
    </style:style>
    <style:style style:name="ro5" style:family="table-row">
      <style:table-row-properties style:row-height="4.237cm" fo:break-before="auto" style:use-optimal-row-height="false"/>
    </style:style>
    <style:style style:name="ro6" style:family="table-row">
      <style:table-row-properties style:row-height="4.648cm" fo:break-before="auto" style:use-optimal-row-height="false"/>
    </style:style>
    <style:style style:name="ro7" style:family="table-row">
      <style:table-row-properties style:row-height="2.591cm" fo:break-before="auto" style:use-optimal-row-height="false"/>
    </style:style>
    <style:style style:name="ro8" style:family="table-row">
      <style:table-row-properties style:row-height="2.919cm" fo:break-before="auto" style:use-optimal-row-height="false"/>
    </style:style>
    <style:style style:name="ro9" style:family="table-row">
      <style:table-row-properties style:row-height="2.221cm" fo:break-before="auto" style:use-optimal-row-height="false"/>
    </style:style>
    <style:style style:name="ro10" style:family="table-row">
      <style:table-row-properties style:row-height="3.537cm" fo:break-before="auto" style:use-optimal-row-height="false"/>
    </style:style>
    <style:style style:name="ro11" style:family="table-row">
      <style:table-row-properties style:row-height="0.529cm" fo:break-before="auto" style:use-optimal-row-height="true"/>
    </style:style>
    <style:style style:name="ta1" style:family="table" style:master-page-name="PageStyle_5f_Feuil1">
      <style:table-properties table:display="true" style:writing-mode="lr-tb"/>
    </style:style>
    <style:style style:name="ce1" style:family="table-cell" style:parent-style-name="Default">
      <style:table-cell-properties fo:background-color="#7030a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style:rotation-align="none"/>
    </style:style>
    <style:style style:name="ce10" style:family="table-cell" style:parent-style-name="Default">
      <style:table-cell-properties style:text-align-source="fix" style:repeat-content="false" style:rotation-align="none"/>
      <style:paragraph-properties fo:text-align="start" fo:margin-left="0cm"/>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3" style:family="table-cell" style:parent-style-name="Default">
      <style:table-cell-properties style:text-align-source="fix" style:repeat-content="false" style:rotation-align="none"/>
      <style:paragraph-properties fo:text-align="start"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T1" style:family="text">
      <style:text-properties style:font-name="Calibri"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Calibri" style:font-size-asian="12pt" style:font-size-complex="12pt" style:font-weight-asian="normal" style:font-weight-complex="normal" style:font-style-asian="normal" style:font-style-complex="normal" style:text-emphasize="none" style:font-relief="none" fo:color="#000000"/>
    </style:style>
    <style:style style:name="T2" style:family="text">
      <style:text-properties style:text-overline-style="none" style:text-overline-color="font-color"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size-asian="12pt" style:font-size-complex="12pt" style:font-weight-asian="normal" style:font-weight-complex="normal" style:font-style-asian="normal" style:font-style-complex="normal" style:text-emphasize="none" style:font-relief="none" fo:color="#000000" style:font-name="Arial" style:font-name-complex="Arial"/>
    </style:style>
    <style:style style:name="T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c9211e"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Arial"/>
    </style:style>
    <style:style style:name="T6"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font-name="Arial"/>
    </style:style>
    <style:style style:name="T7" style:family="text">
      <style:text-properties fo:color="#c9211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office:forms form:automatic-focus="false" form:apply-design-mode="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20" table:default-cell-style-name="ce3"/>
        <table:table-column table:style-name="co7" table:number-columns-repeated="998" table:default-cell-style-name="Default"/>
        <table:table-row table:style-name="ro1">
          <table:table-cell table:style-name="ce1" office:value-type="string" calcext:value-type="string">
            <text:p>Catégorie</text:p>
          </table:table-cell>
          <table:table-cell table:style-name="ce1" office:value-type="string" calcext:value-type="string">
            <text:p>Problème identifié</text:p>
          </table:table-cell>
          <table:table-cell table:style-name="ce1" office:value-type="string" calcext:value-type="string">
            <text:p>Explication du problème</text:p>
          </table:table-cell>
          <table:table-cell table:style-name="ce1" office:value-type="string" calcext:value-type="string">
            <text:p>Bonne pratique à adopter</text:p>
          </table:table-cell>
          <table:table-cell table:style-name="ce1" office:value-type="string" calcext:value-type="string">
            <text:p>Action recommandée</text:p>
          </table:table-cell>
          <table:table-cell table:style-name="ce1" office:value-type="string" calcext:value-type="string">
            <text:p>Référence</text:p>
          </table:table-cell>
          <table:table-cell table:style-name="ce6" table:number-columns-repeated="20"/>
          <table:table-cell table:number-columns-repeated="998"/>
        </table:table-row>
        <table:table-row table:style-name="ro2">
          <table:table-cell table:style-name="ce2" office:value-type="string" calcext:value-type="string">
            <text:p>(SEO ou accessiblité ?)</text:p>
          </table:table-cell>
          <table:table-cell table:number-columns-repeated="3"/>
          <table:table-cell table:style-name="ce5"/>
          <table:table-cell table:number-columns-repeated="1019"/>
        </table:table-row>
        <table:table-row table:style-name="ro3">
          <table:table-cell office:value-type="string" calcext:value-type="string">
            <text:p>SEO</text:p>
          </table:table-cell>
          <table:table-cell table:style-name="ce10" office:value-type="string" calcext:value-type="string">
            <text:p>éléments hors écran</text:p>
          </table:table-cell>
          <table:table-cell office:value-type="string" calcext:value-type="string">
            <text:p>PAGE 2 dépasse du champd de l’écran </text:p>
            <text:p>google pénalise les sites dont les contenues</text:p>
            <text:p>Dépassent.Google sanctionne les sites non </text:p>
            <text:p>Responsive</text:p>
          </table:table-cell>
          <table:table-cell office:value-type="string" calcext:value-type="string">
            <text:p>Etablir un design responsive</text:p>
          </table:table-cell>
          <table:table-cell table:style-name="ce13" office:value-type="string" calcext:value-type="string">
            <text:p>redimensionner et placer les elements html</text:p>
          </table:table-cell>
          <table:table-cell table:number-columns-repeated="1019"/>
        </table:table-row>
        <table:table-row table:style-name="ro4">
          <table:table-cell office:value-type="string" calcext:value-type="string">
            <text:p>SEO</text:p>
          </table:table-cell>
          <table:table-cell table:style-name="ce4" office:value-type="string" calcext:value-type="string">
            <text:p>Lien externe dans le footer</text:p>
            <text:p/>
            <text:p/>
            <text:p/>
          </table:table-cell>
          <table:table-cell office:value-type="string" calcext:value-type="string">
            <text:p>il faut eviter de crééer de sliens externes dans le</text:p>
            <text:p>Footer. Si il le faut mieux vaut utiliser la balise</text:p>
            <text:p>Nofollow</text:p>
          </table:table-cell>
          <table:table-cell office:value-type="string" calcext:value-type="string">
            <text:p>regroupés les lien en dehors du </text:p>
            <text:p>Footer, de plus ça le rendra moins</text:p>
            <text:p>Lourdingue.</text:p>
          </table:table-cell>
          <table:table-cell table:style-name="ce5"/>
          <table:table-cell office:value-type="string" calcext:value-type="string">
            <text:p>Evitez de placer des liens externes dans votre pied de page. Si vous devez créer un lien vers un autre site Web dans votre pied de page, utilisez la balise «nofollow».</text:p>
          </table:table-cell>
          <table:table-cell table:number-columns-repeated="1018"/>
        </table:table-row>
        <table:table-row table:style-name="ro5">
          <table:table-cell office:value-type="string" calcext:value-type="string">
            <text:p>SEO</text:p>
          </table:table-cell>
          <table:table-cell office:value-type="string" calcext:value-type="string">
            <text:p>trop de backlink (de </text:p>
            <text:p>Mauvaise qualité) dans le</text:p>
            <text:p>Footer</text:p>
          </table:table-cell>
          <table:table-cell table:style-name="ce4" office:value-type="string" calcext:value-type="string">
            <text:p>Google préfère 10 backlink de qualité a 100</text:p>
            <text:p>Backlink de mauvaise qualité.</text:p>
            <text:p>Mieux vaut avoir des backlink cohérent avec notre projet. Pas de pizza par exemple.</text:p>
            <text:p/>
          </table:table-cell>
          <table:table-cell office:value-type="string" calcext:value-type="string">
            <text:p>Obtenir des backlink de qualité.</text:p>
            <text:p>Epurer le footer</text:p>
          </table:table-cell>
          <table:table-cell table:style-name="ce5" office:value-type="string" calcext:value-type="string">
            <text:p>Analysez vos concurrents.</text:p>
            <text:p>Compléter des articles dans votre thémathique.</text:p>
            <text:p>Inscription dans des annuaires de qualité</text:p>
            <text:p>Ecrire des articles invités.</text:p>
            <text:p>Faire des échanges de liens.</text:p>
            <text:p>Skyscraper Technique.</text:p>
            <text:p>Faites vous Interviewer.</text:p>
            <text:p>Créer une Infographie.</text:p>
          </table:table-cell>
          <table:table-cell office:value-type="string" calcext:value-type="string">
            <text:p><text:a xlink:href="https://naturedigitale.fr/pluie-de-backlinks/" xlink:type="simple">https://naturedigitale.fr/pluie-de-backlinks/</text:a></text:p>
          </table:table-cell>
          <table:table-cell table:number-columns-repeated="1018"/>
        </table:table-row>
        <table:table-row table:style-name="ro6">
          <table:table-cell office:value-type="string" calcext:value-type="string">
            <text:p>Acceccibilité</text:p>
          </table:table-cell>
          <table:table-cell table:style-name="ce4" office:value-type="string" calcext:value-type="string">
            <text:p/>
            <text:p>Trop de keyword dans les</text:p>
            <text:p>Attributs alts des balises</text:p>
            <text:p>Images</text:p>
          </table:table-cell>
          <table:table-cell table:style-name="ce4" office:value-type="string" calcext:value-type="string">
            <text:p>Un attribut alt n’est pas une opportunité pour</text:p>
            <text:p>Placer tous ces keywords. C’est une </text:p>
            <text:p>Information textuelle sur l’image pour des personnes ayant des difficulté a la percevoir .De plus les bots comprenent le text autour d’une image et indexe bien une image qu’il comprend ( google image). Une bonne accéccibilité c’est un site</text:p>
            <text:p>Mis en avant par google.</text:p>
          </table:table-cell>
          <table:table-cell office:value-type="string" calcext:value-type="string">
            <text:p>Contextualiser l’image avec les</text:p>
            <text:p>Attributs alts, ne pas spamer </text:p>
            <text:p>De keyword.</text:p>
          </table:table-cell>
          <table:table-cell table:style-name="ce5" office:value-type="string" calcext:value-type="string">
            <text:p>choisir un attribut unique et pertinent</text:p>
            <text:p/>
            <text:p><text:span text:style-name="T1">« </text:span><text:span text:style-name="T2">When choosing alt text, focus on creating </text:span></text:p>
            <text:p><text:span text:style-name="T3">useful, information-rich content that uses</text:span></text:p>
            <text:p><text:span text:style-name="T3"> keywords appropriately and is in context of the</text:span></text:p>
            <text:p><text:span text:style-name="T3"> content of the page. Avoid filling alt </text:span></text:p>
            <text:p><text:span text:style-name="T3">attributes with keywords (keyword stuffing) as it</text:span></text:p>
            <text:p><text:span text:style-name="T3"> results in a negative user experience</text:span></text:p>
            <text:p><text:span text:style-name="T3"> And may cause your site to be seen as spam.</text:span></text:p>
            <text:p/>
          </table:table-cell>
          <table:table-cell office:value-type="string" calcext:value-type="string">
            <text:p><text:a xlink:href="https://search.google.com/test/mobile-friendly?hl=fr&amp;id=WdaJNO9PYyYIU-YASZ-Vcg&amp;view=fetch-info" xlink:type="simple">https://search.google.com/test/mobile-friendly?hl=fr&amp;id=WdaJNO9PYyYIU-YASZ-Vcg&amp;view=fetch-info</text:a></text:p>
            <text:p/>
            <text:p><text:a xlink:href="https://foxglove-partner.com/balise-alt-image/" xlink:type="simple">https://foxglove-partner.com/balise-alt-image/</text:a></text:p>
            <text:p/>
            <text:p><text:span text:style-name="T5"><text:a xlink:href="https://developers.google.com/search/docs/advanced/guidelines/google-images?hl=en&amp;visit_id=637541784597371514-4045757044&amp;rd=1" xlink:type="simple">https://developers.google.com/search/docs/advanced/guidelines/google-images?hl=en&amp;visit_id=637541784597371514-4045757044&amp;rd=1</text:a></text:span><text:span text:style-name="T5"> »</text:span></text:p>
          </table:table-cell>
          <table:table-cell table:number-columns-repeated="1018"/>
        </table:table-row>
        <table:table-row table:style-name="ro7">
          <table:table-cell office:value-type="string" calcext:value-type="string">
            <text:p>seo</text:p>
          </table:table-cell>
          <table:table-cell office:value-type="string" calcext:value-type="string">
            <text:p>mauvais title page</text:p>
          </table:table-cell>
          <table:table-cell office:value-type="string" calcext:value-type="string">
            <text:p>Le title est « . » il n’est pas comprehensible </text:p>
            <text:p>Niu par les bots ni par les utilisateur-ices.</text:p>
          </table:table-cell>
          <table:table-cell office:value-type="string" calcext:value-type="string">
            <text:p>choisir un titre par page qui </text:p>
            <text:p>Reflete son contenu et repond</text:p>
            <text:p>A une demmande user</text:p>
          </table:table-cell>
          <table:table-cell table:style-name="ce14" office:value-type="string" calcext:value-type="string">
            <text:p><text:span text:style-name="T4">hoisir un titre compréhensible des bot de </text:span></text:p>
            <text:p><text:span text:style-name="T4">Google et incitant les utilisateur-ices a cliquer </text:span></text:p>
            <text:p><text:span text:style-name="T4">Dessus. Le</text:span></text:p>
          </table:table-cell>
          <table:table-cell office:value-type="string" calcext:value-type="string">
            <text:p><text:span text:style-name="T6"><text:a xlink:href="https://yoast.com/page-titles-seo/#:~:text=This%20is%20the%20HTML%20title,URL%20and%20a%20meta%20description" xlink:type="simple">https://yoast.com/page-titles-seo/#:~:text=This%20is%20the%20HTML%20title,URL%20and%20a%20meta%20description</text:a></text:span><text:span text:style-name="T6">.</text:span></text:p>
          </table:table-cell>
          <table:table-cell table:number-columns-repeated="1018"/>
        </table:table-row>
        <table:table-row table:style-name="ro8">
          <table:table-cell office:value-type="string" calcext:value-type="string">
            <text:p>seo</text:p>
          </table:table-cell>
          <table:table-cell office:value-type="string" calcext:value-type="string">
            <text:p>absence de contenu dans</text:p>
            <text:p>Balise meta description</text:p>
          </table:table-cell>
          <table:table-cell office:value-type="string" calcext:value-type="string">
            <text:p>La balise meta est une des plus importante</text:p>
            <text:p>V-a-v du seo. Ici son contenu est vide. Au </text:p>
            <text:p>Détriment du séo. Elle apparaît dans les </text:p>
            <text:p>Résultat de recherche pour inciter au clic.</text:p>
            <text:p/>
          </table:table-cell>
          <table:table-cell office:value-type="string" calcext:value-type="string">
            <text:p>choisir un contenu pour description</text:p>
            <text:p>Qui incite a cliquer</text:p>
          </table:table-cell>
          <table:table-cell table:style-name="ce5" office:value-type="string" calcext:value-type="string">
            <text:p>completer les balises dans le html</text:p>
          </table:table-cell>
          <table:table-cell office:value-type="string" calcext:value-type="string">
            <text:p><text:a xlink:href="https://moz.com/learn/seo/meta-description" xlink:type="simple">https://moz.com/learn/seo/meta-description</text:a></text:p>
          </table:table-cell>
          <table:table-cell table:number-columns-repeated="1018"/>
        </table:table-row>
        <table:table-row table:style-name="ro9">
          <table:table-cell office:value-type="string" calcext:value-type="string">
            <text:p>seo</text:p>
          </table:table-cell>
          <table:table-cell office:value-type="string" calcext:value-type="string">
            <text:p>mauvais noms des images </text:p>
          </table:table-cell>
          <table:table-cell office:value-type="string" calcext:value-type="string">
            <text:p>le nom des fichiers doit faire comprendre </text:p>
            <text:p>Efficacement de quoi il s’agit afin d’etre</text:p>
            <text:p>Mieux référencé par les bots et de rendre l’url</text:p>
            <text:p>Plus sympa pour les users</text:p>
          </table:table-cell>
          <table:table-cell office:value-type="string" calcext:value-type="string">
            <text:p>il est importer de nommer ses </text:p>
            <text:p>Fichiers de maniere concise et</text:p>
            <text:p>Précise, les mots séparés par des</text:p>
            <text:p>Tirets pour rendre la lecture plus</text:p>
            <text:p>Facile</text:p>
          </table:table-cell>
          <table:table-cell table:style-name="ce5"/>
          <table:table-cell office:value-type="string" calcext:value-type="string">
            <text:p><text:a xlink:href="https://www.markentive.com/fr/blog/7-techniques-pour-optimiser-ses-images-pour-le-seo#:~:text=On%20y%20pense%20peu%20souvent,visibilité%20de%20votre%20fichier%20image" xlink:type="simple">https://www.markentive.com/fr/blog/7-techniques-pour-optimiser-ses-images-pour-le-seo#:~:text=On%20y%20pense%20peu%20souvent,visibilit%C3%A9%20de%20votre%20fichier%20image</text:a>.</text:p>
          </table:table-cell>
          <table:table-cell table:number-columns-repeated="1018"/>
        </table:table-row>
        <table:table-row table:style-name="ro10">
          <table:table-cell table:number-columns-repeated="4"/>
          <table:table-cell table:style-name="ce5"/>
          <table:table-cell table:style-name="Default"/>
          <table:table-cell table:number-columns-repeated="1018"/>
        </table:table-row>
        <table:table-row table:style-name="ro1">
          <table:table-cell/>
          <table:table-cell office:value-type="string" calcext:value-type="string">
            <text:p>nom de fichier img abstrait </text:p>
          </table:table-cell>
          <table:table-cell office:value-type="string" calcext:value-type="string">
            <text:p><text:s/>creera des url https cheloues</text:p>
          </table:table-cell>
          <table:table-cell/>
          <table:table-cell table:style-name="ce5"/>
          <table:table-cell table:style-name="Default"/>
          <table:table-cell table:number-columns-repeated="1018"/>
        </table:table-row>
        <table:table-row table:style-name="ro1" table:number-rows-repeated="4">
          <table:table-cell table:number-columns-repeated="4"/>
          <table:table-cell table:style-name="ce5"/>
          <table:table-cell table:style-name="Default"/>
          <table:table-cell table:number-columns-repeated="1018"/>
        </table:table-row>
        <table:table-row table:style-name="ro1">
          <table:table-cell table:number-columns-repeated="5"/>
          <table:table-cell table:style-name="Default"/>
          <table:table-cell table:number-columns-repeated="1018"/>
        </table:table-row>
        <table:table-row table:style-name="ro1" table:number-rows-repeated="34">
          <table:table-cell table:number-columns-repeated="1024"/>
        </table:table-row>
        <table:table-row table:style-name="ro1">
          <table:table-cell table:number-columns-repeated="5"/>
          <table:table-cell office:value-type="string" calcext:value-type="string">
            <text:p>When choosing alt text, focus on creating useful, information-rich content that uses</text:p>
            <text:p> keywords appropriately and is in context of the content of the page. Avoid filling alt </text:p>
            <text:p>attributes with keywords (keyword stuffing) as it results in a negative user experience</text:p>
            <text:p> And may cause your site to be seen as spam.</text:p>
            <text:p><text:span text:style-name="T7"><text:a xlink:href="https://developers.google.com/search/docs/advanced/guidelines/google-images?hl=en&amp;visit_id=637541784597371514-4045757044&amp;rd=1" xlink:type="simple">https://developers.google.com/search/docs/advanced/guidelines/google-images?hl=en&amp;visit_id=637541784597371514-4045757044&amp;rd=1</text:a></text:span></text:p>
          </table:table-cell>
          <table:table-cell table:number-columns-repeated="1018"/>
        </table:table-row>
        <table:table-row table:style-name="ro1" table:number-rows-repeated="949">
          <table:table-cell table:number-columns-repeated="1024"/>
        </table:table-row>
        <table:table-row table:style-name="ro11" table:number-rows-repeated="104757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8">00/00/0000</text:date>, <text:time style:data-style-name="N2" text:time-value="18:27:27.372396989">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7-30T12:33:25</meta:creation-date>
    <meta:initial-creator>Utilisateur Microsoft Office</meta:initial-creator>
    <dc:language>fr-FR</dc:language>
    <dc:date>2021-04-17T18:38:03.548772191</dc:date>
    <meta:editing-cycles>8</meta:editing-cycles>
    <meta:editing-duration>PT49M44S</meta:editing-duration>
    <meta:generator>LibreOffice/6.4.6.2$Linux_X86_64 LibreOffice_project/40$Build-2</meta:generator>
    <meta:document-statistic meta:table-count="1" meta:cell-count="49"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